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1500000019BC1B1DA23498AB06.png" manifest:media-type="image/png"/>
  <manifest:file-entry manifest:full-path="Pictures/2000007E00000221000002A05B7B764BA60B2252.svm" manifest:media-type="image/x-svm"/>
  <manifest:file-entry manifest:full-path="Pictures/1000000000000384000002BC74894186BAABB4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="Squar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svg:stroke-width="0.035cm" svg:stroke-color="#ff1493" draw:marker-start-width="0.252cm" draw:marker-end-width="0.252cm" draw:fill="solid" draw:fill-color="#ff1493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 draw:shadow="hidden"/>
    </style:style>
    <style:style style:name="gr7" style:family="graphic" style:parent-style-name="objectwithoutfill">
      <style:graphic-properties svg:stroke-width="0.035cm" svg:stroke-color="#ff1493" draw:marker-start-width="0.252cm" draw:marker-end-width="0.252cm" draw:fill="solid" draw:fill-color="#ff1493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f1493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511cm" svg:height="19.064cm" svg:x="1.889cm" svg:y="1.24cm">
          <draw:image xlink:href="Pictures/1000000000000384000002BC74894186BAABB44F.png" xlink:type="simple" xlink:show="embed" xlink:actuate="onLoad" loext:mime-type="image/png">
            <text:p/>
          </draw:image>
        </draw:frame>
        <draw:line draw:style-name="gr2" draw:text-style-name="P2" draw:layer="layout" svg:x1="15.178cm" svg:y1="6.461cm" svg:x2="23.865cm" svg:y2="6.461cm">
          <text:p/>
        </draw:line>
        <draw:custom-shape draw:style-name="gr3" draw:text-style-name="P3" draw:layer="layout" svg:width="0.508cm" svg:height="0.508cm" svg:x="18.2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5.116cm" svg:y="6.226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0.634cm" svg:height="0.888cm" draw:transform="rotate (-1.5707963267949) translate (19.669cm 6.207cm)" svg:viewBox="0 0 635 889" svg:d="M254 889c381 0 381 0 381 0l-635-127h635l-635-127h635l-635-127h635l-635-127h635l-635-127h635l-635-127h635l-635-127h635">
          <text:p/>
        </draw:path>
        <draw:line draw:style-name="gr2" draw:text-style-name="P2" draw:layer="layout" svg:x1="13.178cm" svg:y1="12.562cm" svg:x2="22.525cm" svg:y2="12.562cm">
          <text:p/>
        </draw:line>
        <draw:path draw:style-name="gr6" draw:text-style-name="P3" draw:layer="layout" svg:width="0.508cm" svg:height="0.508cm" svg:x="15.672cm" svg:y="12.308cm" svg:viewBox="0 0 509 509" svg:d="M509 255c0 44-12 88-34 127-22 38-55 71-93 93-39 22-83 34-127 34-45 0-89-12-128-34-38-22-71-55-93-93-22-39-34-83-34-127 0-45 12-89 34-128 22-38 55-71 93-93 39-22 83-34 128-34 44 0 88 12 127 34 38 22 71 55 93 93 22 39 34 83 34 128z">
          <draw:glue-point draw:id="4" svg:x="0.254cm" svg:y="0cm" draw:align="top-left"/>
          <draw:glue-point draw:id="5" svg:x="0.074cm" svg:y="0.074cm" draw:align="top-left"/>
          <draw:glue-point draw:id="6" svg:x="0cm" svg:y="0.254cm" draw:align="top-left"/>
          <draw:glue-point draw:id="7" svg:x="0.074cm" svg:y="0.434cm" draw:align="top-left"/>
          <draw:glue-point draw:id="8" svg:x="0.254cm" svg:y="0.509cm" draw:align="top-left"/>
          <draw:glue-point draw:id="9" svg:x="0.434cm" svg:y="0.434cm" draw:align="top-left"/>
          <draw:glue-point draw:id="10" svg:x="0.509cm" svg:y="0.254cm" draw:align="top-left"/>
          <draw:glue-point draw:id="11" svg:x="0.434cm" svg:y="0.074cm" draw:align="top-left"/>
          <text:p/>
        </draw:path>
        <draw:rect draw:style-name="gr4" draw:text-style-name="P3" draw:layer="layout" svg:width="0.508cm" svg:height="0.508cm" svg:x="13.116cm" svg:y="12.327cm">
          <text:p/>
        </draw:rect>
        <draw:path draw:style-name="gr7" draw:text-style-name="P4" draw:layer="layout" svg:width="0.44cm" svg:height="0.634cm" svg:x="16.18cm" svg:y="12.308cm" svg:viewBox="0 0 441 635" svg:d="M0 254v381zM0 635l63-635zM63 0v635zM63 635l63-635zM126 0v635zM126 635l63-635zM189 0v635zM189 635l63-635zM252 0v635zM252 635l63-635zM315 0v635zM315 635l63-635zM378 0v635zM378 635l63-635zM441 0v635z">
          <text:p/>
        </draw:path>
        <draw:frame draw:style-name="gr1" draw:text-style-name="P1" draw:layer="layout" svg:width="0.544cm" svg:height="0.671cm" svg:x="26.763cm" svg:y="10.691cm">
          <draw:image xlink:href="Pictures/2000007E00000221000002A05B7B764BA60B2252.svm" xlink:type="simple" xlink:show="embed" xlink:actuate="onLoad" loext:mime-type="image/x-svm">
            <text:p/>
          </draw:image>
          <draw:image xlink:href="Pictures/100002000000001500000019BC1B1DA23498AB06.png" xlink:type="simple" xlink:show="embed" xlink:actuate="onLoad" loext:mime-type="image/png"/>
        </draw:frame>
        <draw:line draw:style-name="gr2" draw:text-style-name="P2" draw:layer="layout" svg:x1="16.778cm" svg:y1="3.463cm" svg:x2="25.465cm" svg:y2="3.463cm">
          <text:p/>
        </draw:line>
        <draw:path draw:style-name="gr6" draw:text-style-name="P3" draw:layer="layout" svg:width="0.508cm" svg:height="0.508cm" svg:x="20.872cm" svg:y="3.209cm" svg:viewBox="0 0 509 509" svg:d="M509 255c0 44-12 88-34 127-22 38-55 71-93 93-39 22-83 34-127 34-45 0-89-12-128-34-38-22-71-55-93-93-22-39-34-83-34-127 0-45 12-89 34-128 22-38 55-71 93-93 39-22 83-34 128-34 44 0 88 12 127 34 38 22 71 55 93 93 22 39 34 83 34 128z">
          <draw:glue-point draw:id="4" svg:x="0.254cm" svg:y="0cm" draw:align="top-left"/>
          <draw:glue-point draw:id="5" svg:x="0.074cm" svg:y="0.074cm" draw:align="top-left"/>
          <draw:glue-point draw:id="6" svg:x="0cm" svg:y="0.254cm" draw:align="top-left"/>
          <draw:glue-point draw:id="7" svg:x="0.074cm" svg:y="0.434cm" draw:align="top-left"/>
          <draw:glue-point draw:id="8" svg:x="0.254cm" svg:y="0.509cm" draw:align="top-left"/>
          <draw:glue-point draw:id="9" svg:x="0.434cm" svg:y="0.434cm" draw:align="top-left"/>
          <draw:glue-point draw:id="10" svg:x="0.509cm" svg:y="0.254cm" draw:align="top-left"/>
          <draw:glue-point draw:id="11" svg:x="0.434cm" svg:y="0.074cm" draw:align="top-left"/>
          <text:p/>
        </draw:path>
        <draw:rect draw:style-name="gr4" draw:text-style-name="P3" draw:layer="layout" svg:width="0.508cm" svg:height="0.508cm" svg:x="16.716cm" svg:y="3.228cm">
          <text:p/>
        </draw:rect>
        <draw:path draw:style-name="gr7" draw:text-style-name="P4" draw:layer="layout" svg:width="1.271cm" svg:height="0.634cm" svg:x="21.38cm" svg:y="3.209cm" svg:viewBox="0 0 1272 635" svg:d="M0 254v381zM0 635l182-635zM182 0v635zM182 635l181-635zM363 0v635zM363 635l182-635zM545 0v635zM545 635l182-635zM727 0v635zM727 635l182-635zM909 0v635zM909 635l181-635zM1090 0v635zM1090 635l182-635zM1272 0v63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2-06-30T10:24:42.050582138</meta:creation-date>
    <dc:date>2022-06-30T11:19:25.993181075</dc:date>
    <dc:creator>Collin </dc:creator>
    <meta:editing-duration>PT1M3S</meta:editing-duration>
    <meta:editing-cycles>1</meta:editing-cycles>
    <meta:document-statistic meta:object-count="14"/>
    <meta:generator>LibreOffice/6.4.7.2$Linux_X86_64 LibreOffice_project/40$Build-2</meta:generator>
  </office:meta>
</office:document-meta>
</file>